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07/2021</text:span></text:p>
      <text:p text:style-name="P9"/>
      <text:p text:style-name="P10">RECIBI CONFORME</text:p>
      <text:p text:style-name="P9"/>
      <text:p text:style-name="P11">CLIENTE: HUAROC MENDOZA, LIDER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GALLINA BB ROJA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RACION 12</text:span></text:p>
      <text:p text:style-name="P5"><text:span text:style-name="T1">Destino: </text:span><text:span text:style-name="T3">HUANCAYO</text:span></text:p>
      <text:p text:style-name="P5"/>
      <text:p text:style-name="P5">Recojo: <text:span text:style-name="T3">HUAROC MENDOZA, LIDER</text:span></text:p>
      <text:p text:style-name="P5">Recojo: <text:span text:style-name="T3">HUAROC BARAHONA, BRAULIO VIENOBICH</text:span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2T22:10:5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